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42in" fo:margin-left="1.2021in" fo:margin-right="3.1188in" table:align="margins"/>
    </style:style>
    <style:style style:name="Table1.A" style:family="table-column">
      <style:table-column-properties style:column-width="0.3438in" style:rel-column-width="8650*"/>
    </style:style>
    <style:style style:name="Table1.B" style:family="table-column">
      <style:table-column-properties style:column-width="0.4375in" style:rel-column-width="11009*"/>
    </style:style>
    <style:style style:name="Table1.C" style:family="table-column">
      <style:table-column-properties style:column-width="0.3333in" style:rel-column-width="8388*"/>
    </style:style>
    <style:style style:name="Table1.F" style:family="table-column">
      <style:table-column-properties style:column-width="0.3542in" style:rel-column-width="8912*"/>
    </style:style>
    <style:style style:name="Table1.G" style:family="table-column">
      <style:table-column-properties style:column-width="0.3542in" style:rel-column-width="8917*"/>
    </style:style>
    <style:style style:name="Table1.A1" style:family="table-cell">
      <style:table-cell-properties fo:padding="0.0382in" fo:border-left="0.05pt solid #ffffff" fo:border-right="none" fo:border-top="0.05pt solid #ffffff" fo:border-bottom="0.05pt solid #ffffff"/>
    </style:style>
    <style:style style:name="Table1.G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G2" style:family="table-cell">
      <style:table-cell-properties fo:padding="0.0382in" fo:border-left="0.05pt solid #ffffff" fo:border-right="0.05pt solid #ffffff" fo:border-top="none" fo:border-bottom="0.05pt solid #ffffff"/>
    </style:style>
    <style:style style:name="Table2" style:family="table">
      <style:table-properties style:width="6.925in" table:align="margins"/>
    </style:style>
    <style:style style:name="Table2.A" style:family="table-column">
      <style:table-column-properties style:column-width="2.7701in" style:rel-column-width="26214*"/>
    </style:style>
    <style:style style:name="Table2.B"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min-row-height="0.1958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D14" style:family="table-cell" style:data-style-name="N0">
      <style:table-cell-properties fo:padding="0.0382in" fo:border-left="0.05pt solid #000000" fo:border-right="0.05pt solid #000000" fo:border-top="none" fo:border-bottom="0.05pt solid #000000"/>
    </style:style>
    <style:style style:name="P1" style:family="paragraph" style:parent-style-name="Header">
      <style:text-properties style:font-name="Arial" fo:text-shadow="none" style:text-underline-style="none"/>
    </style:style>
    <style:style style:name="P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writing-mode="lr-tb"/>
      <style:text-properties style:font-name="Arial" fo:font-size="12pt" fo:font-style="normal" style:text-underline-style="none" style:font-size-asian="12pt" style:font-style-asian="normal" style:font-size-complex="12pt" style:font-style-complex="normal"/>
    </style:style>
    <style:style style:name="P3" style:family="paragraph" style:parent-style-name="Text_20_body">
      <style:paragraph-properties fo:margin-left="0in" fo:margin-right="0in" fo:margin-top="0in" fo:margin-bottom="0in" style:contextual-spacing="false" fo:line-height="100%" fo:text-align="center" style:justify-single-word="false" fo:orphans="2" fo:widows="2" fo:text-indent="0in" style:auto-text-indent="false" style:writing-mode="lr-tb"/>
      <style:text-properties fo:font-variant="normal" fo:text-transform="none" fo:color="#000000" style:font-name="Arial" fo:font-size="15pt" fo:letter-spacing="normal" fo:font-style="normal" style:text-underline-style="none" fo:font-weight="bold" fo:background-color="transparent" style:font-size-asian="15pt" style:font-style-asian="normal" style:font-weight-asian="bold" style:font-size-complex="15pt" style:font-style-complex="normal" style:font-weight-complex="bold"/>
    </style:style>
    <style:style style:name="P4"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5"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6"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7"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8"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9"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12"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13"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style:font-name="Arial" fo:font-size="15pt" fo:letter-spacing="normal" fo:font-style="normal" style:text-underline-style="none" fo:font-weight="bold" style:font-size-asian="15pt" style:font-style-asian="normal" style:font-size-complex="15pt" style:font-style-complex="normal"/>
    </style:style>
    <style:style style:name="P15" style:family="paragraph" style:parent-style-name="Text_20_body">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16" style:family="paragraph" style:parent-style-name="Text_20_body">
      <style:paragraph-properties fo:margin-top="0in" fo:margin-bottom="0in" style:contextual-spacing="false"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in" fo:margin-bottom="0in" style:contextual-spacing="false" fo:line-height="100%" fo:orphans="2" fo:widows="2"/>
      <style:text-properties style:font-name="Arial" fo:font-size="12pt" fo:font-style="normal" style:text-underline-style="none" style:font-size-asian="12pt" style:font-style-asian="normal" style:font-size-complex="12pt" style:font-style-complex="normal"/>
    </style:style>
    <style:style style:name="P18" style:family="paragraph" style:parent-style-name="Text_20_body">
      <style:paragraph-properties fo:margin-top="0in" fo:margin-bottom="0in" style:contextual-spacing="false" fo:line-height="100%" fo:orphans="2" fo:widows="2" fo:break-before="page"/>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19" style:family="paragraph" style:parent-style-name="Text_20_body">
      <style:paragraph-properties fo:margin-top="0in" fo:margin-bottom="0in" style:contextual-spacing="false" fo:line-height="100%" fo:text-align="center" style:justify-single-word="false" fo:orphans="2" fo:widows="2" fo:break-before="page"/>
      <style:text-properties fo:font-variant="normal" fo:text-transform="none" fo:color="#000000" style:font-name="Arial" fo:font-size="15pt" fo:letter-spacing="normal" fo:font-style="normal" style:text-underline-style="none" fo:font-weight="bold" style:font-size-asian="15pt" style:font-style-asian="normal" style:font-size-complex="15pt" style:font-style-complex="normal"/>
    </style:style>
    <style:style style:name="P20" style:family="paragraph" style:parent-style-name="Text_20_body">
      <style:paragraph-properties fo:margin-top="0in" fo:margin-bottom="0in" style:contextual-spacing="false" fo:line-height="100%" fo:text-align="center" style:justify-single-word="false" fo:orphans="2" fo:widows="2" fo:break-before="page"/>
      <style:text-properties style:font-name="Arial" fo:font-size="12pt" fo:font-style="normal" style:text-underline-style="none" style:font-size-asian="12pt" style:font-style-asian="normal" style:font-size-complex="12pt" style:font-style-complex="normal"/>
    </style:style>
    <style:style style:name="P21" style:family="paragraph" style:parent-style-name="Standard">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22" style:family="paragraph" style:parent-style-name="Standard">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23" style:family="paragraph" style:parent-style-name="Table_20_Contents">
      <style:paragraph-properties fo:margin-top="0in" fo:margin-bottom="0in" style:contextual-spacing="false" fo:line-height="100%" fo:text-align="center" style:justify-single-word="false"/>
      <style:text-properties style:font-name="Arial" fo:font-size="12pt" style:font-size-asian="12pt" style:font-size-complex="12pt"/>
    </style:style>
    <style:style style:name="P24" style:family="paragraph" style:parent-style-name="Table_20_Contents">
      <style:text-properties style:font-name="Arial" fo:font-size="12pt" style:font-size-asian="12pt" style:font-size-complex="12pt"/>
    </style:style>
    <style:style style:name="P25" style:family="paragraph" style:parent-style-name="Text_20_body" style:list-style-name="L1">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26" style:family="paragraph" style:parent-style-name="Text_20_body" style:list-style-name="L2">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27" style:family="paragraph" style:parent-style-name="Text_20_body" style:list-style-name="L3">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28" style:family="paragraph" style:parent-style-name="Text_20_body" style:list-style-name="L4">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29" style:family="paragraph" style:parent-style-name="Text_20_body" style:list-style-name="L5">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30" style:family="paragraph" style:parent-style-name="Text_20_body" style:list-style-name="L6">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31" style:family="paragraph" style:parent-style-name="Text_20_body" style:list-style-name="L9">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32" style:family="paragraph" style:parent-style-name="Text_20_body" style:list-style-name="L10">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33" style:family="paragraph" style:parent-style-name="Text_20_body" style:list-style-name="L11">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34" style:family="paragraph" style:parent-style-name="Text_20_body" style:list-style-name="L12">
      <style:paragraph-properties fo:margin-top="0in" fo:margin-bottom="0in" style:contextual-spacing="false"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list-style-name="L2">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Text_20_body" style:list-style-name="L1">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7" style:family="paragraph" style:parent-style-name="Text_20_body" style:list-style-name="L3">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8" style:family="paragraph" style:parent-style-name="Text_20_body" style:list-style-name="L7">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9" style:family="paragraph" style:parent-style-name="Text_20_body" style:list-style-name="L8">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0" style:family="paragraph" style:parent-style-name="Text_20_body" style:list-style-name="L9">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1" style:family="paragraph" style:parent-style-name="Text_20_body" style:list-style-name="L11">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list-style-name="L13">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ext_20_body" style:list-style-name="L18">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Text_20_body" style:list-style-name="L20">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Text_20_body" style:list-style-name="L21">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47"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8"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style:font-name="Arial" fo:font-size="15pt" fo:letter-spacing="normal" fo:font-style="normal" style:text-underline-style="none" fo:font-weight="bold" fo:background-color="transparent" style:font-size-asian="15pt" style:font-style-asian="normal" style:font-size-complex="15pt" style:font-style-complex="normal"/>
    </style:style>
    <style:style style:name="P49" style:family="paragraph" style:parent-style-name="Text_20_body" style:list-style-name="L18">
      <style:paragraph-properties fo:margin-top="0in" fo:margin-bottom="0in" style:contextual-spacing="false" fo:line-height="100%" fo:orphans="2" fo:widows="2"/>
    </style:style>
    <style:style style:name="P50" style:family="paragraph" style:parent-style-name="Text_20_body" style:list-style-name="L19">
      <style:paragraph-properties fo:margin-top="0in" fo:margin-bottom="0in" style:contextual-spacing="false" fo:line-height="100%" fo:orphans="2" fo:widows="2"/>
    </style:style>
    <style:style style:name="P51" style:family="paragraph" style:parent-style-name="Text_20_body" style:list-style-name="L20">
      <style:paragraph-properties fo:margin-top="0in" fo:margin-bottom="0in" style:contextual-spacing="false" fo:line-height="100%" fo:orphans="2" fo:widows="2"/>
    </style:style>
    <style:style style:name="P52" style:family="paragraph" style:parent-style-name="Text_20_body">
      <style:paragraph-properties fo:margin-top="0in" fo:margin-bottom="0in" style:contextual-spacing="false" fo:line-height="100%" fo:text-align="center" style:justify-single-word="false" fo:orphans="2" fo:widows="2" fo:break-before="page"/>
      <style:text-properties fo:font-variant="normal" fo:text-transform="none" fo:color="#000000" style:font-name="Arial" fo:font-size="15pt" fo:letter-spacing="normal" fo:font-style="normal" style:text-underline-style="none" fo:font-weight="bold" fo:background-color="transparent" style:font-size-asian="15pt" style:font-style-asian="normal" style:font-size-complex="15pt" style:font-style-complex="normal"/>
    </style:style>
    <style:style style:name="P53" style:family="paragraph" style:parent-style-name="Text_20_body" style:list-style-name="L14">
      <style:paragraph-properties fo:margin-top="0in" fo:margin-bottom="0in" style:contextual-spacing="false" fo:line-height="100%" fo:orphans="2" fo:widows="2" fo:background-color="transparent" style:writing-mode="lr-tb">
        <style:background-image/>
      </style:paragraph-properties>
    </style:style>
    <style:style style:name="P54" style:family="paragraph" style:parent-style-name="Text_20_body" style:list-style-name="L15">
      <style:paragraph-properties fo:margin-top="0in" fo:margin-bottom="0in" style:contextual-spacing="false" fo:line-height="100%" fo:orphans="2" fo:widows="2" fo:background-color="transparent" style:writing-mode="lr-tb">
        <style:background-image/>
      </style:paragraph-properties>
    </style:style>
    <style:style style:name="P55" style:family="paragraph" style:parent-style-name="Text_20_body" style:list-style-name="L16">
      <style:paragraph-properties fo:margin-top="0in" fo:margin-bottom="0in" style:contextual-spacing="false" fo:line-height="100%" fo:orphans="2" fo:widows="2" fo:background-color="transparent" style:writing-mode="lr-tb">
        <style:background-image/>
      </style:paragraph-properties>
    </style:style>
    <style:style style:name="P56" style:family="paragraph" style:parent-style-name="Text_20_body" style:list-style-name="L17">
      <style:paragraph-properties fo:margin-top="0in" fo:margin-bottom="0in" style:contextual-spacing="false" fo:line-height="100%" fo:orphans="2" fo:widows="2" fo:background-color="transparent" style:writing-mode="lr-tb">
        <style:background-image/>
      </style:paragraph-properties>
    </style:style>
    <style:style style:name="P57" style:family="paragraph" style:parent-style-name="Text_20_body" style:list-style-name="L14">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8" style:family="paragraph" style:parent-style-name="Text_20_body" style:list-style-name="L22">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59" style:family="paragraph" style:parent-style-name="Text_20_body" style:list-style-name="L23">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60" style:family="paragraph" style:parent-style-name="Text_20_body" style:list-style-name="L24">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61" style:family="paragraph" style:parent-style-name="Text_20_body" style:list-style-name="L25">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62" style:family="paragraph" style:parent-style-name="Text_20_body" style:list-style-name="L26">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63" style:family="paragraph" style:parent-style-name="Text_20_body" style:list-style-name="L16">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64" style:family="paragraph" style:parent-style-name="Table_20_Contents">
      <style:text-properties style:font-name="Arial" fo:font-size="12pt" style:font-size-asian="12pt" style:font-size-complex="12pt"/>
    </style:style>
    <style:style style:name="P65" style:family="paragraph" style:parent-style-name="Table_20_Contents">
      <style:text-properties style:font-name="Arial" fo:font-size="12pt" officeooo:paragraph-rsid="001e98a8" style:font-size-asian="12pt" style:font-size-complex="12pt"/>
    </style:style>
    <style:style style:name="P66" style:family="paragraph" style:parent-style-name="Table_20_Contents">
      <style:text-properties style:font-name="Arial" fo:font-size="12pt" fo:font-weight="bold" officeooo:paragraph-rsid="001e98a8" style:font-size-asian="12pt" style:font-weight-asian="bold" style:font-size-complex="12pt" style:font-weight-complex="bold"/>
    </style:style>
    <style:style style:name="P67" style:family="paragraph">
      <style:paragraph-properties fo:text-align="center"/>
    </style:style>
    <style:style style:name="T1" style:family="text">
      <style:text-properties fo:background-color="transparent"/>
    </style:style>
    <style:style style:name="T2" style:family="text">
      <style:text-properties fo:background-color="transparent" style:font-weight-asian="bold" style:font-weight-complex="bold"/>
    </style:style>
    <style:style style:name="T3" style:family="text">
      <style:text-properties fo:font-weight="normal" fo:background-color="transparent"/>
    </style:style>
    <style:style style:name="T4" style:family="text">
      <style:text-properties fo:font-weight="normal" fo:background-color="transparent" style:font-weight-asian="normal"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fo:letter-spacing="normal" fo:font-weight="bold"/>
    </style:style>
    <style:style style:name="T7" style:family="text">
      <style:text-properties fo:font-variant="normal" fo:text-transform="none" fo:color="#000000" fo:letter-spacing="normal" fo:font-style="italic" style:text-underline-style="none" fo:font-weight="normal" fo:background-color="transparent" style:font-style-asian="italic" style:font-weight-asian="normal" style:font-style-complex="italic" style:font-weight-complex="normal"/>
    </style:style>
    <style:style style:name="T8" style:family="text">
      <style:text-properties fo:font-variant="normal" fo:text-transform="none" fo:color="#000000" fo:letter-spacing="normal" fo:font-style="italic" style:text-underline-style="none" fo:font-weight="normal" fo:background-color="transparent" style:font-style-asian="italic" style:font-style-complex="italic"/>
    </style:style>
    <style:style style:name="T9" style:family="text">
      <style:text-properties fo:font-variant="normal" fo:text-transform="none" fo:color="#000000" fo:letter-spacing="normal" fo:font-style="italic" style:text-underline-style="none" fo:background-color="transparent" style:font-style-asian="italic" style:font-style-complex="italic"/>
    </style:style>
    <style:style style:name="T10" style:family="text">
      <style:text-properties fo:font-variant="normal" fo:text-transform="none" fo:color="#000000" fo:letter-spacing="normal" style:text-underline-style="none" fo:font-weight="normal" fo:background-color="transparent"/>
    </style:style>
    <style:style style:name="T11" style:family="text">
      <style:text-properties fo:font-variant="normal" fo:text-transform="none" fo:color="#000000" fo:letter-spacing="normal" style:text-underline-style="none" fo:font-weight="normal" fo:background-color="transparent" style:font-weight-asian="normal" style:font-weight-complex="normal"/>
    </style:style>
    <style:style style:name="T12" style:family="text">
      <style:text-properties fo:font-variant="normal" fo:text-transform="none" fo:color="#000000" fo:letter-spacing="normal" style:text-underline-style="none" fo:background-color="transparent"/>
    </style:style>
    <style:style style:name="T13" style:family="text">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T14" style:family="text">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T16"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5pt" fo:letter-spacing="normal" fo:font-weight="bold" fo:background-color="transparent" style:font-size-asian="15pt" style:font-size-complex="15pt"/>
    </style:style>
    <style:style style:name="T18" style:family="text">
      <style:text-properties fo:font-style="italic" style:font-style-asian="italic" style:font-style-complex="italic"/>
    </style:style>
    <style:style style:name="T19" style:family="text">
      <style:text-properties fo:font-style="italic" fo:font-weight="normal" fo:background-color="transparent" style:font-style-asian="italic" style:font-style-complex="italic"/>
    </style:style>
    <style:style style:name="T20" style:family="text">
      <style:text-properties fo:font-style="italic" fo:font-weight="normal" fo:background-color="transparent"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background-color="transparent" style:font-style-asian="italic" style:font-style-complex="italic"/>
    </style:style>
    <style:style style:name="T23" style:family="text">
      <style:text-properties fo:font-style="normal" style:font-style-asian="normal" style:font-style-complex="normal"/>
    </style:style>
    <style:style style:name="T24" style:family="text">
      <style:text-properties fo:font-size="15pt" fo:background-color="transparent" style:font-size-asian="15pt" style:font-size-complex="15pt"/>
    </style:style>
    <style:style style:name="T25" style:family="text">
      <style:text-properties officeooo:rsid="001e98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37in" fo:text-indent="-0.25in" fo:margin-left="3.043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5">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6">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7">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space-before="0.0445in" text:min-label-width="0.1965in"/>
      </text:list-level-style-number>
      <text:list-level-style-number text:level="2" text:style-name="Numbering_20_Symbols" style:num-suffix="." style:num-format="1">
        <style:list-level-properties text:space-before="0.5354in" text:min-label-width="0.1965in"/>
      </text:list-level-style-number>
      <text:list-level-style-number text:level="3" text:style-name="Numbering_20_Symbols" style:num-suffix="." style:num-format="1">
        <style:list-level-properties text:space-before="1.0264in" text:min-label-width="0.1965in"/>
      </text:list-level-style-number>
      <text:list-level-style-number text:level="4" text:style-name="Numbering_20_Symbols" style:num-suffix="." style:num-format="1">
        <style:list-level-properties text:space-before="1.5173in" text:min-label-width="0.1965in"/>
      </text:list-level-style-number>
      <text:list-level-style-number text:level="5" text:style-name="Numbering_20_Symbols" style:num-suffix="." style:num-format="1">
        <style:list-level-properties text:space-before="2.0083in" text:min-label-width="0.1965in"/>
      </text:list-level-style-number>
      <text:list-level-style-number text:level="6" text:style-name="Numbering_20_Symbols" style:num-suffix="." style:num-format="1">
        <style:list-level-properties text:space-before="2.4992in" text:min-label-width="0.1965in"/>
      </text:list-level-style-number>
      <text:list-level-style-number text:level="7" text:style-name="Numbering_20_Symbols" style:num-suffix="." style:num-format="1">
        <style:list-level-properties text:space-before="2.9902in" text:min-label-width="0.1965in"/>
      </text:list-level-style-number>
      <text:list-level-style-number text:level="8" text:style-name="Numbering_20_Symbols" style:num-suffix="." style:num-format="1">
        <style:list-level-properties text:space-before="3.4815in" text:min-label-width="0.1965in"/>
      </text:list-level-style-number>
      <text:list-level-style-number text:level="9" text:style-name="Numbering_20_Symbols" style:num-suffix="." style:num-format="1">
        <style:list-level-properties text:space-before="3.9724in" text:min-label-width="0.1965in"/>
      </text:list-level-style-number>
      <text:list-level-style-number text:level="10" text:style-name="Numbering_20_Symbols" style:num-suffix="." style:num-format="1">
        <style:list-level-properties text:space-before="4.4634in" text:min-label-width="0.1965in"/>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0" draw:style-name="gr1">
        <draw:rect draw:style-name="gr2" draw:text-style-name="P67" svg:width="2.8394in" svg:height="2.2268in" svg:x="4.2909in" svg:y="7.1339in">
          <text:p/>
        </draw:rect>
        <draw:rect draw:style-name="gr3" draw:text-style-name="P67" svg:width="0.3551in" svg:height="0.3185in" svg:x="4.2909in" svg:y="7.1339in">
          <text:p text:style-name="P67">C</text:p>
        </draw:rect>
        <draw:rect draw:style-name="gr3" draw:text-style-name="P67" svg:width="0.3551in" svg:height="0.3177in" svg:x="4.2909in" svg:y="7.452in">
          <text:p text:style-name="P67">A</text:p>
        </draw:rect>
        <draw:rect draw:style-name="gr3" draw:text-style-name="P67" svg:width="0.3551in" svg:height="0.3185in" svg:x="4.2909in" svg:y="7.7693in">
          <text:p text:style-name="P67">T</text:p>
        </draw:rect>
        <draw:rect draw:style-name="gr3" draw:text-style-name="P67" svg:width="0.3551in" svg:height="0.3177in" svg:x="4.2909in" svg:y="8.0874in">
          <text:p text:style-name="P67">S</text:p>
        </draw:rect>
        <draw:rect draw:style-name="gr3" draw:text-style-name="P67" svg:width="0.3559in" svg:height="0.3177in" svg:x="4.6457in" svg:y="8.0874in">
          <text:p text:style-name="P67">O</text:p>
        </draw:rect>
        <draw:rect draw:style-name="gr3" draw:text-style-name="P67" svg:width="0.3543in" svg:height="0.3177in" svg:x="5.0012in" svg:y="8.0874in">
          <text:p text:style-name="P67">F</text:p>
        </draw:rect>
        <draw:rect draw:style-name="gr3" draw:text-style-name="P67" svg:width="0.3551in" svg:height="0.3177in" svg:x="5.3555in" svg:y="8.0874in">
          <text:p text:style-name="P67">T</text:p>
        </draw:rect>
        <draw:rect draw:style-name="gr3" draw:text-style-name="P67" svg:width="0.3551in" svg:height="0.3177in" svg:x="5.7102in" svg:y="8.0874in">
          <text:p text:style-name="P67">W</text:p>
        </draw:rect>
        <draw:rect draw:style-name="gr3" draw:text-style-name="P67" svg:width="0.3559in" svg:height="0.3177in" svg:x="6.0654in" svg:y="8.0874in">
          <text:p text:style-name="P67">A</text:p>
        </draw:rect>
        <draw:rect draw:style-name="gr3" draw:text-style-name="P67" svg:width="0.3543in" svg:height="0.3177in" svg:x="6.4209in" svg:y="8.0874in">
          <text:p text:style-name="P67">R</text:p>
        </draw:rect>
        <draw:rect draw:style-name="gr3" draw:text-style-name="P67" svg:width="0.3551in" svg:height="0.3177in" svg:x="6.7748in" svg:y="8.0874in">
          <text:p text:style-name="P67">E</text:p>
        </draw:rect>
        <draw:rect draw:style-name="gr3" draw:text-style-name="P67" svg:width="0.3551in" svg:height="0.3185in" svg:x="5.7102in" svg:y="7.1339in">
          <text:p text:style-name="P67">C</text:p>
        </draw:rect>
        <draw:rect draw:style-name="gr3" draw:text-style-name="P67" svg:width="0.3551in" svg:height="0.3177in" svg:x="5.7102in" svg:y="7.452in">
          <text:p text:style-name="P67">L</text:p>
        </draw:rect>
        <draw:rect draw:style-name="gr3" draw:text-style-name="P67" svg:width="0.3551in" svg:height="0.3185in" svg:x="5.7102in" svg:y="7.7693in">
          <text:p text:style-name="P67">A</text:p>
        </draw:rect>
        <draw:rect draw:style-name="gr3" draw:text-style-name="P67" svg:width="0.3559in" svg:height="0.3177in" svg:x="6.0654in" svg:y="7.452in">
          <text:p text:style-name="P67">O</text:p>
        </draw:rect>
        <draw:rect draw:style-name="gr3" draw:text-style-name="P67" svg:width="0.3543in" svg:height="0.3177in" svg:x="6.4209in" svg:y="7.452in">
          <text:p text:style-name="P67">F</text:p>
        </draw:rect>
        <draw:rect draw:style-name="gr3" draw:text-style-name="P67" svg:width="0.3551in" svg:height="0.3177in" svg:x="6.7748in" svg:y="7.452in">
          <text:p text:style-name="P67">T</text:p>
        </draw:rect>
        <draw:rect draw:style-name="gr3" draw:text-style-name="P67" svg:width="0.3559in" svg:height="0.3185in" svg:x="4.6457in" svg:y="8.4047in">
          <text:p text:style-name="P67">N</text:p>
        </draw:rect>
        <draw:rect draw:style-name="gr3" draw:text-style-name="P67" svg:width="0.3559in" svg:height="0.3177in" svg:x="4.6457in" svg:y="8.7228in">
          <text:p text:style-name="P67">L</text:p>
        </draw:rect>
        <draw:rect draw:style-name="gr3" draw:text-style-name="P67" svg:width="0.3559in" svg:height="0.3185in" svg:x="4.6457in" svg:y="9.0402in">
          <text:p text:style-name="P67">Y</text:p>
        </draw:rect>
        <draw:rect draw:style-name="gr3" draw:text-style-name="P67" svg:width="0.3543in" svg:height="0.3185in" svg:x="6.4209in" svg:y="8.4067in">
          <text:p text:style-name="P67">A</text:p>
        </draw:rect>
        <draw:rect draw:style-name="gr3" draw:text-style-name="P67" svg:width="0.3543in" svg:height="0.3177in" svg:x="6.4209in" svg:y="8.7248in">
          <text:p text:style-name="P67">R</text:p>
        </draw:rect>
        <draw:rect draw:style-name="gr3" draw:text-style-name="P67" svg:width="0.3543in" svg:height="0.3185in" svg:x="6.4209in" svg:y="9.0421in">
          <text:p text:style-name="P67">E</text:p>
        </draw:rect>
      </draw:g>
      <text:p text:style-name="P3"/>
      <text:p text:style-name="P3"><text:bookmark text:name="internal-source-marker_0.3144290957134217"/>Project Proposal: Word-Search and Crossword Puzzles</text:p>
      <text:p text:style-name="P4"><text:line-break/><text:span text:style-name="T1">Overview:</text:span><text:line-break/></text:p>
      <text:p text:style-name="P4"><text:span text:style-name="T3">Word-Searches and Crossword Puzzles are games with letters laid out in a grid like pattern with the goal of finding words within the grid or that will fit in an empty grid. Difficulty for both puzzles increased depending on the size of the grid and complexity/length of words within it.</text:span><text:line-break/><text:line-break/><text:span text:style-name="T3">Word Searches specifically have a grid filled entirely of letters, and words are hidden within the grid. Words may be vertical, horizontal, or even diagonal within the grid. Sometimes a list of words to be searched for is included, but is not required. Difficulty is increased or decreased by adding or removing the amount of non-essential random letters in the matrix.</text:span><text:line-break/><text:line-break/><text:span text:style-name="T3">Crossword Puzzles have a grid filled with blanks (white) and unfillable (black) areas, and words are to be discovered (often with the help of clues) and written in the blanks. An additional requirement of crosswords is that all possible blanks must match together to form a word to a hint. Difficulty is determined by length and obscurity of words relative to the hints.</text:span><text:line-break/></text:p>
      <text:p text:style-name="P10">To allow a fun and interactive experience two forms of output will be sought after. The first output will be a GUI that both displays the search or puzzle and allows a user to interact (even if minimally) with the puzzle. Further in the project, HTML output will allow greater interaction between the user and the puzzle or search.</text:p>
      <text:p text:style-name="P10"/>
      <text:p text:style-name="P10"/>
      <text:p text:style-name="P19"/>
      <text:p text:style-name="P14">Word Search <text:span text:style-name="T1">Basic Operations</text:span></text:p>
      <text:p text:style-name="P4"><text:line-break/><text:span text:style-name="T19">create-word-search</text:span></text:p>
      <text:p text:style-name="P4"><text:span text:style-name="T3"><text:s text:c="2"/></text:span><text:span text:style-name="T19"><text:s text:c="2"/>Operands</text:span><text:span text:style-name="T20">:</text:span></text:p>
      <text:list xml:id="list1970714444" text:style-name="L1">
        <text:list-item>
          <text:p text:style-name="P25"><text:span text:style-name="T7">words</text:span><text:span text:style-name="T11"> – a list of words to create the search</text:span></text:p>
        </text:list-item>
      </text:list>
      <text:p text:style-name="P15"><text:span text:style-name="T11"><text:s text:c="4"/></text:span><text:span text:style-name="T7">Result:</text:span></text:p>
      <text:list xml:id="list1195614005" text:style-name="L2">
        <text:list-item>
          <text:p text:style-name="P26"><text:span text:style-name="T7">word search</text:span><text:span text:style-name="T11"> – a list of lists or matrix representing the game board</text:span></text:p>
          <text:p text:style-name="P35"/>
        </text:list-item>
      </text:list>
      <text:p text:style-name="P21">placement-type (container)</text:p>
      <text:p text:style-name="P4"><text:span text:style-name="T3"><text:s text:c="4"/></text:span><text:span text:style-name="T19">Operands</text:span><text:span text:style-name="T20">:</text:span></text:p>
      <text:list xml:id="list2111455642" text:continue-list="list1970714444" text:style-name="L1">
        <text:list-header>
          <text:p text:style-name="P36">None</text:p>
        </text:list-header>
      </text:list>
      <text:p text:style-name="P15"><text:span text:style-name="T11"><text:s text:c="4"/></text:span><text:span text:style-name="T7">Result:</text:span></text:p>
      <text:list xml:id="list1647388801" text:style-name="L3">
        <text:list-item>
          <text:p text:style-name="P27"><text:span text:style-name="T7">type</text:span><text:span text:style-name="T11"> – random number between 1 and 6 which represents how word is laid out (reverse horizontal, reverse vertical, reverse diagonal, diagonal, vertical, horizontal)</text:span></text:p>
          <text:p text:style-name="P37"/>
        </text:list-item>
      </text:list>
      <text:p text:style-name="P11">fill-board</text:p>
      <text:p text:style-name="P22"><text:span text:style-name="T3"><text:s text:c="4"/></text:span><text:span text:style-name="T19">Operands</text:span><text:span text:style-name="T20">:</text:span></text:p>
      <text:list xml:id="list1292245463" text:style-name="L4">
        <text:list-item>
          <text:p text:style-name="P28"><text:span text:style-name="T18">board</text:span> – board generated from create-board with filled in words, needs to be filled with random letters</text:p>
        </text:list-item>
        <text:list-item>
          <text:p text:style-name="P28"><text:span text:style-name="T18">difficulty</text:span> – an integer representing how many extra random letters to increase difficulty</text:p>
        </text:list-item>
      </text:list>
      <text:p text:style-name="P15"><text:span text:style-name="T11"><text:s text:c="4"/></text:span><text:span text:style-name="T7">Result:</text:span></text:p>
      <text:list xml:id="list1951729083" text:style-name="L5">
        <text:list-item>
          <text:p text:style-name="P29"><text:span text:style-name="T7">full-board </text:span><text:span text:style-name="T11">– board fully filled out</text:span></text:p>
        </text:list-item>
      </text:list>
      <text:p text:style-name="P4"><text:line-break/><text:span text:style-name="T19">solve-search</text:span></text:p>
      <text:p text:style-name="P22"><text:span text:style-name="T3"><text:s text:c="4"/></text:span><text:span text:style-name="T19">Operands</text:span><text:span text:style-name="T20">:</text:span></text:p>
      <text:list xml:id="list1329737675" text:style-name="L6">
        <text:list-item>
          <text:p text:style-name="P30"><text:span text:style-name="T18">word search</text:span>- the full word search</text:p>
        </text:list-item>
        <text:list-item>
          <text:p text:style-name="P30"><text:span text:style-name="T18">words</text:span> – the specified words looked for </text:p>
        </text:list-item>
      </text:list>
      <text:p text:style-name="P15"><text:span text:style-name="T11"><text:s text:c="4"/></text:span><text:span text:style-name="T7">Result:</text:span></text:p>
      <text:list xml:id="list1866660351" text:style-name="L7">
        <text:list-item>
          <text:p text:style-name="P38"><text:span text:style-name="T18">coordinates</text:span> – coordinates representing indexes of a matrix of the game board where each word can be found</text:p>
        </text:list-item>
      </text:list>
      <text:p text:style-name="P8"/>
      <text:p text:style-name="P8"/>
      <text:p text:style-name="P19"/>
      <text:p text:style-name="P14">Crossword <text:span text:style-name="T1">Basic Operations</text:span></text:p>
      <text:p text:style-name="P4"><text:line-break/><text:span text:style-name="T19">create-crossword</text:span></text:p>
      <text:p text:style-name="P15"><text:span text:style-name="T10"><text:s text:c="2"/></text:span><text:span text:style-name="T8"><text:s text:c="2"/>Operands</text:span><text:span text:style-name="T7">:</text:span></text:p>
      <text:list xml:id="list2142784296" text:style-name="L8">
        <text:list-item>
          <text:p text:style-name="P39"><text:span text:style-name="T18">words</text:span> – a list of words to create the search</text:p>
        </text:list-item>
        <text:list-item>
          <text:p text:style-name="P39"><text:span text:style-name="T18">hints</text:span> – a list of strings representing the game hints</text:p>
        </text:list-item>
      </text:list>
      <text:p text:style-name="P15"><text:span text:style-name="T11"><text:s text:c="4"/></text:span><text:span text:style-name="T7">Result:</text:span></text:p>
      <text:list xml:id="list2175944685" text:style-name="L9">
        <text:list-item>
          <text:p text:style-name="P31"><text:span text:style-name="T7">crossword</text:span><text:span text:style-name="T11"> – the generated puzzle</text:span></text:p>
          <text:p text:style-name="P40"/>
        </text:list-item>
      </text:list>
      <text:p text:style-name="P21">fill-board</text:p>
      <text:p text:style-name="P15"><text:span text:style-name="T10"><text:s/></text:span><text:span text:style-name="T8"><text:s text:c="3"/>Operands</text:span><text:span text:style-name="T7">:</text:span></text:p>
      <text:list xml:id="list652442295" text:style-name="L10">
        <text:list-item>
          <text:p text:style-name="P32"><text:span text:style-name="T7">board</text:span><text:span text:style-name="T11"> – board generated from create-board with filled in words, needs <text:s/>to be changed to empty/nonempty spaces</text:span></text:p>
        </text:list-item>
      </text:list>
      <text:p text:style-name="P15"><text:span text:style-name="T11"><text:s text:c="4"/></text:span><text:span text:style-name="T7">Result:</text:span></text:p>
      <text:list xml:id="list1591031138" text:style-name="L11">
        <text:list-item>
          <text:p text:style-name="P33"><text:span text:style-name="T7">board</text:span><text:span text:style-name="T11"> – the game board with all of the correct filling</text:span></text:p>
          <text:p text:style-name="P41"/>
        </text:list-item>
      </text:list>
      <text:p text:style-name="P12"/>
      <text:p text:style-name="P8"/>
      <text:p text:style-name="P52"/>
      <text:p text:style-name="P5"><text:span text:style-name="T24">Additional Operations</text:span><text:line-break/></text:p>
      <text:p text:style-name="P21">create-board</text:p>
      <text:p text:style-name="P16"><text:span text:style-name="T12"><text:s/></text:span><text:span text:style-name="T9"><text:s text:c="3"/>Operands:</text:span></text:p>
      <text:list xml:id="list1855997210" text:style-name="L12">
        <text:list-item>
          <text:p text:style-name="P34"><text:span text:style-name="T9">words</text:span><text:span text:style-name="T12"> – a list of words to create the search</text:span></text:p>
        </text:list-item>
        <text:list-item>
          <text:p text:style-name="P34"><text:span text:style-name="T9">difficulty </text:span><text:span text:style-name="T12">– <text:s/>integer representing the difficulty in which the board is created </text:span></text:p>
        </text:list-item>
      </text:list>
      <text:p text:style-name="P16"><text:span text:style-name="T12"><text:s text:c="4"/></text:span><text:span text:style-name="T9">Result:</text:span></text:p>
      <text:list xml:id="list1241851078" text:style-name="L13">
        <text:list-item>
          <text:p text:style-name="P42"><text:span text:style-name="T22">board</text:span><text:span text:style-name="T1"> – the game board with all of the words input</text:span></text:p>
        </text:list-item>
      </text:list>
      <text:p text:style-name="P4"><text:line-break/><text:span text:style-name="T19">RandomNumber</text:span><text:line-break/> <text:s text:c="3"/><text:span text:style-name="T19">Operands:</text:span></text:p>
      <text:list xml:id="list66628854" text:style-name="L14">
        <text:list-item>
          <text:p text:style-name="P53"><text:span text:style-name="T13">Min value</text:span><text:span text:style-name="T15"> – minimum value to find a random between</text:span></text:p>
        </text:list-item>
        <text:list-item>
          <text:p text:style-name="P57"><text:span text:style-name="T18">Max value</text:span> – maximum value to find a random between</text:p>
        </text:list-item>
      </text:list>
      <text:p text:style-name="P12"><text:s text:c="4"/>Result:</text:p>
      <text:list xml:id="list2065778549" text:style-name="L15">
        <text:list-item>
          <text:p text:style-name="P54"><text:span text:style-name="T13">Random number</text:span><text:span text:style-name="T15"> – between min and max</text:span></text:p>
        </text:list-item>
      </text:list>
      <text:p text:style-name="P4"><text:line-break/><text:span text:style-name="T19">HeuristicEngine</text:span><text:line-break/> <text:s text:c="3"/><text:span text:style-name="T19">Operands:</text:span></text:p>
      <text:list xml:id="list790684038" text:style-name="L16">
        <text:list-item>
          <text:p text:style-name="P55"><text:span text:style-name="T13">Approach</text:span><text:span text:style-name="T15"> – way of solving word search (Bruteforce, Genetic Algorithm, Simulated Annealing)</text:span></text:p>
        </text:list-item>
        <text:list-item>
          <text:p text:style-name="P63">word-search – <text:span text:style-name="T23">the word search to be solved</text:span></text:p>
        </text:list-item>
      </text:list>
      <text:p text:style-name="P12"><text:s text:c="4"/>Result:</text:p>
      <text:list xml:id="list503557598" text:style-name="L17">
        <text:list-item>
          <text:p text:style-name="P56"><text:span text:style-name="T13">Found word</text:span><text:span text:style-name="T15"> – single found word and its location</text:span></text:p>
        </text:list-item>
      </text:list>
      <text:p text:style-name="P4"><text:line-break/><text:span text:style-name="T21">HTMLoutput</text:span></text:p>
      <text:p text:style-name="P4"><text:span text:style-name="T5"><text:s text:c="4"/></text:span><text:span text:style-name="T21">Operands:</text:span></text:p>
      <text:list xml:id="list1245814547" text:style-name="L18">
        <text:list-item>
          <text:p text:style-name="P49"><text:span text:style-name="T14">Game</text:span><text:span text:style-name="T16"> – Input word search or crosswords list of lists or matrix</text:span></text:p>
        </text:list-item>
        <text:list-item>
          <text:p text:style-name="P43"><text:span text:style-name="T18">File</text:span> – output file location and name</text:p>
        </text:list-item>
      </text:list>
      <text:p text:style-name="P10"><text:s text:c="4"/><text:span text:style-name="T18">Result:</text:span></text:p>
      <text:list xml:id="list1328495933" text:style-name="L19">
        <text:list-item>
          <text:p text:style-name="P50"><text:span text:style-name="T14">File</text:span><text:span text:style-name="T16"> – Successfully output file with javascript to allow for interaction and css for proper layout and style.</text:span></text:p>
        </text:list-item>
      </text:list>
      <text:p text:style-name="P10"/>
      <text:p text:style-name="P13">GUIoutput</text:p>
      <text:p text:style-name="P10"><text:s text:c="4"/><text:span text:style-name="T18">Operands:</text:span></text:p>
      <text:list xml:id="list1434605743" text:style-name="L20">
        <text:list-item>
          <text:p text:style-name="P51"><text:span text:style-name="T14">Game</text:span><text:span text:style-name="T16"> – Input word search or crosswords list of lists or matrix</text:span></text:p>
        </text:list-item>
        <text:list-item>
          <text:p text:style-name="P44">Interactive input that reacts to user</text:p>
        </text:list-item>
      </text:list>
      <text:p text:style-name="P10"><text:s text:c="4"/><text:span text:style-name="T18">Result:</text:span></text:p>
      <text:list xml:id="list313444195" text:style-name="L21">
        <text:list-item>
          <text:p text:style-name="P45">Interactive output that reacts to user</text:p>
        </text:list-item>
      </text:list>
      <text:p text:style-name="P52"/>
      <text:p text:style-name="P48">Test Data and Examples</text:p>
      <text:p text:style-name="P48"/>
      <text:p text:style-name="P6"><text:span text:style-name="T2">Example of a Word-Search:</text:span><text:line-break/></text:p>
      <text:p text:style-name="P8"><text:tab/>Given the list of words (Roger, Alpha, Acting, Custard, Reform) a generated puzzle could look like as the following. Once the board is drawn a random letter generator will put letters in space to create an effective word-search. The size of the board will be determined by a difficulty which the user will select. </text:p>
      <text:p text:style-name="P8"><draw:ellipse text:anchor-type="paragraph" draw:z-index="2" draw:style-name="gr4" draw:text-style-name="P67" svg:width="0.2504in" svg:height="2.0941in" svg:x="3.1339in" svg:y="0.1083in"><text:p/></draw:ellipse></text:p>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F"/>
        <table:table-column table:style-name="Table1.G"/>
        <table:table-row>
          <table:table-cell table:style-name="Table1.A1" office:value-type="string">
            <text:p text:style-name="P23">K</text:p>
          </table:table-cell>
          <table:table-cell table:style-name="Table1.A1" office:value-type="string">
            <text:p text:style-name="P23">Q</text:p>
          </table:table-cell>
          <table:table-cell table:style-name="Table1.A1" office:value-type="string">
            <text:p text:style-name="P23">T</text:p>
          </table:table-cell>
          <table:table-cell table:style-name="Table1.A1" office:value-type="string">
            <text:p text:style-name="P23">S</text:p>
          </table:table-cell>
          <table:table-cell table:style-name="Table1.A1" office:value-type="string">
            <text:p text:style-name="P23">Y</text:p>
          </table:table-cell>
          <table:table-cell table:style-name="Table1.A1" office:value-type="string">
            <text:p text:style-name="P23">C</text:p>
          </table:table-cell>
          <table:table-cell table:style-name="Table1.G1" office:value-type="string">
            <text:p text:style-name="P23">A</text:p>
          </table:table-cell>
        </table:table-row>
        <table:table-row>
          <table:table-cell table:style-name="Table1.A2" office:value-type="string">
            <text:p text:style-name="P23">A</text:p>
          </table:table-cell>
          <table:table-cell table:style-name="Table1.A2" office:value-type="string">
            <text:p text:style-name="P23">R</text:p>
          </table:table-cell>
          <table:table-cell table:style-name="Table1.A2" office:value-type="string">
            <text:p text:style-name="P23">Z</text:p>
          </table:table-cell>
          <table:table-cell table:style-name="Table1.A2" office:value-type="string">
            <text:p text:style-name="P23">L</text:p>
          </table:table-cell>
          <table:table-cell table:style-name="Table1.A2" office:value-type="string">
            <text:p text:style-name="P23">H</text:p>
          </table:table-cell>
          <table:table-cell table:style-name="Table1.A2" office:value-type="string">
            <text:p text:style-name="P23">U</text:p>
          </table:table-cell>
          <table:table-cell table:style-name="Table1.G2" office:value-type="string">
            <text:p text:style-name="P23">L</text:p>
          </table:table-cell>
        </table:table-row>
        <table:table-row>
          <table:table-cell table:style-name="Table1.A2" office:value-type="string">
            <text:p text:style-name="P23">E</text:p>
          </table:table-cell>
          <table:table-cell table:style-name="Table1.A2" office:value-type="string">
            <text:p text:style-name="P23">A</text:p>
          </table:table-cell>
          <table:table-cell table:style-name="Table1.A2" office:value-type="string">
            <text:p text:style-name="P23">O</text:p>
          </table:table-cell>
          <table:table-cell table:style-name="Table1.A2" office:value-type="string">
            <text:p text:style-name="P23">B</text:p>
          </table:table-cell>
          <table:table-cell table:style-name="Table1.A2" office:value-type="string">
            <text:p text:style-name="P23">B</text:p>
          </table:table-cell>
          <table:table-cell table:style-name="Table1.A2" office:value-type="string">
            <text:p text:style-name="P23">S</text:p>
          </table:table-cell>
          <table:table-cell table:style-name="Table1.G2" office:value-type="string">
            <text:p text:style-name="P23">P</text:p>
          </table:table-cell>
        </table:table-row>
        <table:table-row>
          <table:table-cell table:style-name="Table1.A2" office:value-type="string">
            <text:p text:style-name="P23">Y</text:p>
          </table:table-cell>
          <table:table-cell table:style-name="Table1.A2" office:value-type="string">
            <text:p text:style-name="P23">D</text:p>
          </table:table-cell>
          <table:table-cell table:style-name="Table1.A2" office:value-type="string">
            <text:p text:style-name="P23">I</text:p>
          </table:table-cell>
          <table:table-cell table:style-name="Table1.A2" office:value-type="string">
            <text:p text:style-name="P23">G</text:p>
          </table:table-cell>
          <table:table-cell table:style-name="Table1.A2" office:value-type="string">
            <text:p text:style-name="P23">V</text:p>
          </table:table-cell>
          <table:table-cell table:style-name="Table1.A2" office:value-type="string">
            <text:p text:style-name="P23">T</text:p>
          </table:table-cell>
          <table:table-cell table:style-name="Table1.G2" office:value-type="string">
            <text:p text:style-name="P23">H</text:p>
          </table:table-cell>
        </table:table-row>
        <table:table-row>
          <table:table-cell table:style-name="Table1.A2" office:value-type="string">
            <text:p text:style-name="P23"><draw:ellipse text:anchor-type="paragraph" draw:z-index="1" draw:style-name="gr4" draw:text-style-name="P67" svg:width="2.313in" svg:height="0.3335in" svg:x="-0.0228in" svg:y="0.1874in"><text:p/></draw:ellipse>U</text:p>
          </table:table-cell>
          <table:table-cell table:style-name="Table1.A2" office:value-type="string">
            <text:p text:style-name="P23">B</text:p>
          </table:table-cell>
          <table:table-cell table:style-name="Table1.A2" office:value-type="string">
            <text:p text:style-name="P23">Z</text:p>
          </table:table-cell>
          <table:table-cell table:style-name="Table1.A2" office:value-type="string">
            <text:p text:style-name="P23">N</text:p>
          </table:table-cell>
          <table:table-cell table:style-name="Table1.A2" office:value-type="string">
            <text:p text:style-name="P23">E</text:p>
          </table:table-cell>
          <table:table-cell table:style-name="Table1.A2" office:value-type="string">
            <text:p text:style-name="P23">A</text:p>
          </table:table-cell>
          <table:table-cell table:style-name="Table1.G2" office:value-type="string">
            <text:p text:style-name="P23">A</text:p>
          </table:table-cell>
        </table:table-row>
        <table:table-row>
          <table:table-cell table:style-name="Table1.A2" office:value-type="string">
            <text:p text:style-name="P23">M</text:p>
          </table:table-cell>
          <table:table-cell table:style-name="Table1.A2" office:value-type="string">
            <text:p text:style-name="P23">R</text:p>
          </table:table-cell>
          <table:table-cell table:style-name="Table1.A2" office:value-type="string">
            <text:p text:style-name="P23">O</text:p>
          </table:table-cell>
          <table:table-cell table:style-name="Table1.A2" office:value-type="string">
            <text:p text:style-name="P23">F</text:p>
          </table:table-cell>
          <table:table-cell table:style-name="Table1.A2" office:value-type="string">
            <text:p text:style-name="P23">E</text:p>
          </table:table-cell>
          <table:table-cell table:style-name="Table1.A2" office:value-type="string">
            <text:p text:style-name="P23">R</text:p>
          </table:table-cell>
          <table:table-cell table:style-name="Table1.G2" office:value-type="string">
            <text:p text:style-name="P23">A</text:p>
          </table:table-cell>
        </table:table-row>
        <table:table-row>
          <table:table-cell table:style-name="Table1.A2" office:value-type="string">
            <text:p text:style-name="P23">K</text:p>
          </table:table-cell>
          <table:table-cell table:style-name="Table1.A2" office:value-type="string">
            <text:p text:style-name="P23">R</text:p>
          </table:table-cell>
          <table:table-cell table:style-name="Table1.A2" office:value-type="string">
            <text:p text:style-name="P23">J</text:p>
          </table:table-cell>
          <table:table-cell table:style-name="Table1.A2" office:value-type="string">
            <text:p text:style-name="P23">E</text:p>
          </table:table-cell>
          <table:table-cell table:style-name="Table1.A2" office:value-type="string">
            <text:p text:style-name="P23">L</text:p>
          </table:table-cell>
          <table:table-cell table:style-name="Table1.A2" office:value-type="string">
            <text:p text:style-name="P23">D</text:p>
          </table:table-cell>
          <table:table-cell table:style-name="Table1.G2" office:value-type="string">
            <text:p text:style-name="P23">M</text:p>
          </table:table-cell>
        </table:table-row>
      </table:table>
      <text:p text:style-name="P4"><text:line-break/><text:line-break/><text:line-break/><text:span text:style-name="T2">Example of a Crossword Puzzle:</text:span></text:p>
      <text:p text:style-name="P8"/>
      <text:p text:style-name="P4"><text:span text:style-name="T2"><text:tab/></text:span><text:span text:style-name="T4">Given the words Cats, Software, Claw, Only, Rare and Loft <text:s/>and a set of hints the program shall generate the following Crossword Puzzle. This will utilize the same method as the crossword puzzle to draw the board such that all of the words fit into <text:s/>Instead of filling the board with letters like the word search we will use a special character to denote that that cell shall be black.</text:span></text:p>
      <text:p text:style-name="P4"><text:span text:style-name="T4"><text:s/></text:span><text:line-break/><text:line-break/><text:line-break/></text:p>
      <text:p text:style-name="P7"/>
      <text:p text:style-name="P9">1 Down: multiple felines</text:p>
      <text:p text:style-name="P9">2 Across: runs on hardware</text:p>
      <text:p text:style-name="P9">3 Down: used to grasp</text:p>
      <text:p text:style-name="P9">4 Across: elevated storage area</text:p>
      <text:p text:style-name="P9">5 Down: alone of its kind</text:p>
      <text:p text:style-name="P9">6 Down: unique and highly sought after</text:p>
      <text:p text:style-name="P7"/>
      <text:p text:style-name="P7"/>
      <text:p text:style-name="P7"/>
      <text:p text:style-name="P7"/>
      <text:p text:style-name="P7"/>
      <text:p text:style-name="P18"/>
      <text:p text:style-name="P48">Base Code and Other Implementations</text:p>
      <text:p text:style-name="P48"/>
      <text:p text:style-name="P6">F<text:span text:style-name="T1">uture Options</text:span></text:p>
      <text:p text:style-name="P46"/>
      <text:list xml:id="list2121721996" text:style-name="L22">
        <text:list-item>
          <text:p text:style-name="P58">Utilize a web server to host these tools.</text:p>
          <text:p text:style-name="P58"/>
          <text:list>
            <text:list-item>
              <text:p text:style-name="P58">Will include a front-end written in HTML.</text:p>
            </text:list-item>
            <text:list-item>
              <text:p text:style-name="P58">Apache web server will host all the required code needed</text:p>
            </text:list-item>
            <text:list-item>
              <text:p text:style-name="P58">HTML front-end will call the required ACL2 code this can be done utilizing a Python intermediary script utilizing a call such as:</text:p>
            </text:list-item>
          </text:list>
        </text:list-item>
      </text:list>
      <text:list xml:id="list1401728982" text:style-name="L23">
        <text:list-item>
          <text:list>
            <text:list-item>
              <text:list>
                <text:list-item>
                  <text:p text:style-name="P59">os.system('acl2 CODENAME')<text:line-break/></text:p>
                </text:list-item>
              </text:list>
            </text:list-item>
          </text:list>
        </text:list-item>
      </text:list>
      <text:list xml:id="list1375086790" text:continue-list="list2121721996" text:style-name="L22">
        <text:list-item>
          <text:p text:style-name="P58">Crossword puzzle solver.<text:line-break/></text:p>
          <text:list>
            <text:list-item>
              <text:p text:style-name="P58">This might required some type of brute-force methods can not guarantee correctness due to the fact there could be many solutions per crossword</text:p>
            </text:list-item>
            <text:list-item>
              <text:p text:style-name="P58">User would have to pick best solution due to a list of solutions against the hint<text:line-break/></text:p>
            </text:list-item>
          </text:list>
        </text:list-item>
        <text:list-item>
          <text:p text:style-name="P58">Additional Games - Sudoku, Word game like Scrabble, Anagrams.<text:line-break/></text:p>
          <text:list>
            <text:list-item>
              <text:p text:style-name="P58">Sudoku could be implemented using our game board creation. Utilizing numbers</text:p>
            </text:list-item>
          </text:list>
        </text:list-item>
      </text:list>
      <text:list xml:id="list1209843224" text:style-name="L24">
        <text:list-item>
          <text:list>
            <text:list-item>
              <text:list>
                <text:list-item>
                  <text:p text:style-name="P60">This could involve also a solver for the Sudoku</text:p>
                  <text:p text:style-name="P60"/>
                </text:list-item>
              </text:list>
            </text:list-item>
          </text:list>
        </text:list-item>
      </text:list>
      <text:list xml:id="list1109634982" text:continue-list="list1375086790" text:style-name="L22">
        <text:list-item>
          <text:list>
            <text:list-item>
              <text:p text:style-name="P58">A Scrabble type game could be implemented using our game board creation tool.</text:p>
            </text:list-item>
          </text:list>
        </text:list-item>
      </text:list>
      <text:list xml:id="list353388107" text:style-name="L25">
        <text:list-item>
          <text:list>
            <text:list-item>
              <text:list>
                <text:list-item>
                  <text:p text:style-name="P61">This would require creating a turn based game and a select amount of letters</text:p>
                  <text:p text:style-name="P61"/>
                </text:list-item>
              </text:list>
            </text:list-item>
          </text:list>
        </text:list-item>
      </text:list>
      <text:list xml:id="list657910281" text:continue-list="list1109634982" text:style-name="L22">
        <text:list-item>
          <text:list>
            <text:list-item>
              <text:p text:style-name="P58">An anagram game could be implemented with a specialized solver.</text:p>
            </text:list-item>
          </text:list>
        </text:list-item>
      </text:list>
      <text:list xml:id="list1825680911" text:style-name="L26">
        <text:list-item>
          <text:list>
            <text:list-item>
              <text:list>
                <text:list-item>
                  <text:p text:style-name="P62">Example amount of words that can be created in a given amount of time</text:p>
                </text:list-item>
                <text:list-item>
                  <text:p text:style-name="P62">Utilize heuristic engines to solve these anagrams.</text:p>
                </text:list-item>
              </text:list>
            </text:list-item>
          </text:list>
        </text:list-item>
      </text:list>
      <text:p text:style-name="P4"/>
      <text:p text:style-name="P20"><text:span text:style-name="T6"><text:line-break/></text:span><text:span text:style-name="T17">Initial Proposal Probe</text:span></text:p>
      <text:p text:style-name="P48"/>
      <text:p text:style-name="P17"/>
      <table:table table:name="Table2" table:style-name="Table2">
        <table:table-column table:style-name="Table2.A"/>
        <table:table-column table:style-name="Table2.B" table:number-columns-repeated="3"/>
        <table:table-row>
          <table:table-cell table:style-name="Table2.A1" office:value-type="string">
            <text:p text:style-name="P24">Function Name</text:p>
          </table:table-cell>
          <table:table-cell table:style-name="Table2.A1" office:value-type="string">
            <text:p text:style-name="P24">Function Type</text:p>
          </table:table-cell>
          <table:table-cell table:style-name="Table2.A1" office:value-type="string">
            <text:p text:style-name="P24">Function Size</text:p>
          </table:table-cell>
          <table:table-cell table:style-name="Table2.D1" office:value-type="string">
            <text:p text:style-name="P24">Estimated LOC</text:p>
          </table:table-cell>
        </table:table-row>
        <table:table-row table:style-name="Table2.2">
          <table:table-cell table:style-name="Table2.A2" office:value-type="string">
            <text:p text:style-name="P24">Create-wordsearch</text:p>
          </table:table-cell>
          <table:table-cell table:style-name="Table2.A2" office:value-type="string">
            <text:p text:style-name="P24">non-io</text:p>
          </table:table-cell>
          <table:table-cell table:style-name="Table2.A2" office:value-type="string">
            <text:p text:style-name="P65"><text:span text:style-name="T25">Very Large</text:span></text:p>
          </table:table-cell>
          <table:table-cell table:style-name="Table2.D2" office:value-type="string">
            <text:p text:style-name="P65"><text:span text:style-name="T25">130</text:span></text:p>
          </table:table-cell>
        </table:table-row>
        <table:table-row>
          <table:table-cell table:style-name="Table2.A2" office:value-type="string">
            <text:p text:style-name="P65">Create-<text:span text:style-name="T25">crossword</text:span></text:p>
          </table:table-cell>
          <table:table-cell table:style-name="Table2.A2" office:value-type="string">
            <text:p text:style-name="P65"><text:span text:style-name="T25">Non-io</text:span></text:p>
          </table:table-cell>
          <table:table-cell table:style-name="Table2.A2" office:value-type="string">
            <text:p text:style-name="P65"><text:span text:style-name="T25">Very Large</text:span></text:p>
          </table:table-cell>
          <table:table-cell table:style-name="Table2.D2" office:value-type="string">
            <text:p text:style-name="P65"><text:span text:style-name="T25">130</text:span></text:p>
          </table:table-cell>
        </table:table-row>
        <table:table-row>
          <table:table-cell table:style-name="Table2.A2" office:value-type="string">
            <text:p text:style-name="P24">Create-board</text:p>
          </table:table-cell>
          <table:table-cell table:style-name="Table2.A2" office:value-type="string">
            <text:p text:style-name="P24">non-io</text:p>
          </table:table-cell>
          <table:table-cell table:style-name="Table2.A2" office:value-type="string">
            <text:p text:style-name="P24"><text:span text:style-name="T25">Very </text:span>Large</text:p>
          </table:table-cell>
          <table:table-cell table:style-name="Table2.D2" office:value-type="string">
            <text:p text:style-name="P24"><text:span text:style-name="T25">1</text:span>30</text:p>
          </table:table-cell>
        </table:table-row>
        <table:table-row>
          <table:table-cell table:style-name="Table2.A2" office:value-type="string">
            <text:p text:style-name="P24">placement-type</text:p>
          </table:table-cell>
          <table:table-cell table:style-name="Table2.A2" office:value-type="string">
            <text:p text:style-name="P24">non-io</text:p>
          </table:table-cell>
          <table:table-cell table:style-name="Table2.A2" office:value-type="string">
            <text:p text:style-name="P24">Medium</text:p>
          </table:table-cell>
          <table:table-cell table:style-name="Table2.D2" office:value-type="string">
            <text:p text:style-name="P24">20</text:p>
          </table:table-cell>
        </table:table-row>
        <table:table-row>
          <table:table-cell table:style-name="Table2.A2" office:value-type="string">
            <text:p text:style-name="P24">fill-board</text:p>
          </table:table-cell>
          <table:table-cell table:style-name="Table2.A2" office:value-type="string">
            <text:p text:style-name="P24">non-io</text:p>
          </table:table-cell>
          <table:table-cell table:style-name="Table2.A2" office:value-type="string">
            <text:p text:style-name="P65"><text:span text:style-name="T25">Very Large</text:span></text:p>
          </table:table-cell>
          <table:table-cell table:style-name="Table2.D2" office:value-type="string">
            <text:p text:style-name="P65"><text:span text:style-name="T25">75</text:span></text:p>
          </table:table-cell>
        </table:table-row>
        <table:table-row>
          <table:table-cell table:style-name="Table2.A2" office:value-type="string">
            <text:p text:style-name="P24">solve-search</text:p>
          </table:table-cell>
          <table:table-cell table:style-name="Table2.A2" office:value-type="string">
            <text:p text:style-name="P24">non-io</text:p>
          </table:table-cell>
          <table:table-cell table:style-name="Table2.A2" office:value-type="string">
            <text:p text:style-name="P24"><text:span text:style-name="T25">Very </text:span>Large</text:p>
          </table:table-cell>
          <table:table-cell table:style-name="Table2.D2" office:value-type="string">
            <text:p text:style-name="P65"><text:span text:style-name="T25">130</text:span></text:p>
          </table:table-cell>
        </table:table-row>
        <table:table-row>
          <table:table-cell table:style-name="Table2.A2" office:value-type="string">
            <text:p text:style-name="P24">random-number</text:p>
          </table:table-cell>
          <table:table-cell table:style-name="Table2.A2" office:value-type="string">
            <text:p text:style-name="P24">non-io</text:p>
          </table:table-cell>
          <table:table-cell table:style-name="Table2.A2" office:value-type="string">
            <text:p text:style-name="P65"><text:span text:style-name="T25">Large</text:span></text:p>
          </table:table-cell>
          <table:table-cell table:style-name="Table2.D2" office:value-type="string">
            <text:p text:style-name="P65"><text:span text:style-name="T25">60</text:span></text:p>
          </table:table-cell>
        </table:table-row>
        <table:table-row>
          <table:table-cell table:style-name="Table2.A2" office:value-type="string">
            <text:p text:style-name="P24">heuristic-engine1 (brute-force)</text:p>
          </table:table-cell>
          <table:table-cell table:style-name="Table2.A2" office:value-type="string">
            <text:p text:style-name="P24">non-io</text:p>
          </table:table-cell>
          <table:table-cell table:style-name="Table2.A2" office:value-type="string">
            <text:p text:style-name="P65"><text:span text:style-name="T25">Large</text:span></text:p>
          </table:table-cell>
          <table:table-cell table:style-name="Table2.D2" office:value-type="string">
            <text:p text:style-name="P65"><text:span text:style-name="T25">51</text:span></text:p>
          </table:table-cell>
        </table:table-row>
        <table:table-row>
          <table:table-cell table:style-name="Table2.A2" office:value-type="string">
            <text:p text:style-name="P24">heurisitic-enginer2 (genetic)</text:p>
          </table:table-cell>
          <table:table-cell table:style-name="Table2.A2" office:value-type="string">
            <text:p text:style-name="P24">non-io</text:p>
          </table:table-cell>
          <table:table-cell table:style-name="Table2.A2" office:value-type="string">
            <text:p text:style-name="P24">Large </text:p>
          </table:table-cell>
          <table:table-cell table:style-name="Table2.D2" office:value-type="string">
            <text:p text:style-name="P65"><text:span text:style-name="T25">51</text:span></text:p>
          </table:table-cell>
        </table:table-row>
        <table:table-row>
          <table:table-cell table:style-name="Table2.A2" office:value-type="string">
            <text:p text:style-name="P24">heuristic-enginer3 (simulated an.)</text:p>
          </table:table-cell>
          <table:table-cell table:style-name="Table2.A2" office:value-type="string">
            <text:p text:style-name="P24">non-io</text:p>
          </table:table-cell>
          <table:table-cell table:style-name="Table2.A2" office:value-type="string">
            <text:p text:style-name="P24">Large</text:p>
          </table:table-cell>
          <table:table-cell table:style-name="Table2.D2" office:value-type="string">
            <text:p text:style-name="P65"><text:span text:style-name="T25">50</text:span></text:p>
          </table:table-cell>
        </table:table-row>
        <table:table-row>
          <table:table-cell table:style-name="Table2.A2" office:value-type="string">
            <text:p text:style-name="P24">html-output</text:p>
          </table:table-cell>
          <table:table-cell table:style-name="Table2.A2" office:value-type="string">
            <text:p text:style-name="P24">Io</text:p>
          </table:table-cell>
          <table:table-cell table:style-name="Table2.A2" office:value-type="string">
            <text:p text:style-name="P24">Very Large</text:p>
          </table:table-cell>
          <table:table-cell table:style-name="Table2.D2" office:value-type="string">
            <text:p text:style-name="P24"><text:span text:style-name="T25">2</text:span>60</text:p>
          </table:table-cell>
        </table:table-row>
        <table:table-row>
          <table:table-cell table:style-name="Table2.A2" office:value-type="string">
            <text:p text:style-name="P24">gui-output</text:p>
          </table:table-cell>
          <table:table-cell table:style-name="Table2.A2" office:value-type="string">
            <text:p text:style-name="P24">Io</text:p>
          </table:table-cell>
          <table:table-cell table:style-name="Table2.A2" office:value-type="string">
            <text:p text:style-name="P24">Very Large</text:p>
          </table:table-cell>
          <table:table-cell table:style-name="Table2.D2" office:value-type="string">
            <text:p text:style-name="P65"><text:span text:style-name="T25">250</text:span></text:p>
          </table:table-cell>
        </table:table-row>
        <table:table-row>
          <table:table-cell table:style-name="Table2.A2" office:value-type="string">
            <text:p text:style-name="P66"><text:span text:style-name="T25">Total</text:span></text:p>
          </table:table-cell>
          <table:table-cell table:style-name="Table2.A2" office:value-type="string">
            <text:p text:style-name="P65"><text:span text:style-name="T25"/></text:p>
          </table:table-cell>
          <table:table-cell table:style-name="Table2.A2" office:value-type="string">
            <text:p text:style-name="P24"/>
          </table:table-cell>
          <table:table-cell table:style-name="Table2.D14" table:formula="ooow:&lt;D2:D13&gt;" office:value-type="float" office:value="1337">
            <text:p text:style-name="P24">1337</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text-shadow="none"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initial-creator/>Team Van-Rossum<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9:10:55.17</meta:creation-date>
    <dc:date>2013-01-29T10:35:40</dc:date>
    <meta:editing-duration>PT16H3M48S</meta:editing-duration>
    <meta:editing-cycles>10</meta:editing-cycles>
    <meta:generator>LibreOffice/3.6$Linux_X86_64 LibreOffice_project/360m1$Build-2</meta:generator>
    <dc:creator>Live user</dc:creator>
    <meta:document-statistic meta:table-count="2" meta:image-count="0" meta:object-count="0" meta:page-count="7" meta:paragraph-count="203" meta:word-count="1124" meta:character-count="6426" meta:non-whitespace-character-count="5424"/>
  </office:meta>
</office:document-meta>
</file>